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style:writing-mode="lr-tb"/>
      <style:text-properties fo:font-weight="bold" officeooo:paragraph-rsid="001e96e0"/>
    </style:style>
    <style:style style:name="P2" style:family="paragraph" style:parent-style-name="Table_20_Contents" style:list-style-name="L1">
      <style:paragraph-properties style:writing-mode="lr-tb"/>
      <style:text-properties officeooo:paragraph-rsid="001e96e0"/>
    </style:style>
    <style:style style:name="P3" style:family="paragraph" style:parent-style-name="Table_20_Contents">
      <style:paragraph-properties style:writing-mode="lr-tb"/>
      <style:text-properties officeooo:paragraph-rsid="001e96e0"/>
    </style:style>
    <style:style style:name="P4" style:family="paragraph" style:parent-style-name="Table_20_Contents">
      <style:paragraph-properties style:writing-mode="lr-tb"/>
      <style:text-properties officeooo:rsid="001ed748" officeooo:paragraph-rsid="001ed748"/>
    </style:style>
    <style:style style:name="P5" style:family="paragraph" style:parent-style-name="Table_20_Contents">
      <style:paragraph-properties fo:line-height="100%" style:writing-mode="lr-tb"/>
      <style:text-properties officeooo:paragraph-rsid="001ed748"/>
    </style:style>
    <style:style style:name="P6" style:family="paragraph" style:parent-style-name="Table_20_Contents">
      <style:paragraph-properties style:writing-mode="lr-tb"/>
      <style:text-properties officeooo:rsid="001f8b28" officeooo:paragraph-rsid="001f8b28"/>
    </style:style>
    <style:style style:name="P7" style:family="paragraph" style:parent-style-name="Table_20_Contents">
      <style:paragraph-properties style:writing-mode="lr-tb"/>
      <style:text-properties officeooo:rsid="001f8ffd" officeooo:paragraph-rsid="001f8ffd"/>
    </style:style>
    <style:style style:name="P8" style:family="paragraph" style:parent-style-name="Table_20_Contents">
      <style:paragraph-properties style:writing-mode="lr-tb"/>
      <style:text-properties officeooo:rsid="0020b00d" officeooo:paragraph-rsid="0020b00d"/>
    </style:style>
    <style:style style:name="P9" style:family="paragraph" style:parent-style-name="Table_20_Contents">
      <style:paragraph-properties style:writing-mode="lr-tb"/>
      <style:text-properties officeooo:rsid="0021d293" officeooo:paragraph-rsid="0021d293"/>
    </style:style>
    <style:style style:name="P10" style:family="paragraph" style:parent-style-name="Table_20_Contents" style:list-style-name="L1">
      <style:paragraph-properties fo:margin-top="0in" fo:margin-bottom="0.1965in" style:contextual-spacing="false" style:writing-mode="lr-tb"/>
      <style:text-properties officeooo:paragraph-rsid="001e96e0"/>
    </style:style>
    <style:style style:name="P11" style:family="paragraph" style:parent-style-name="Table_20_Contents">
      <style:paragraph-properties fo:margin-top="0in" fo:margin-bottom="0.1965in" style:contextual-spacing="false" style:writing-mode="lr-tb"/>
      <style:text-properties officeooo:paragraph-rsid="001e96e0"/>
    </style:style>
    <style:style style:name="T1" style:family="text">
      <style:text-properties fo:font-weight="bold"/>
    </style:style>
    <style:style style:name="T2" style:family="text">
      <style:text-properties fo:font-size="10.5pt"/>
    </style:style>
    <style:style style:name="T3" style:family="text">
      <style:text-properties fo:color="#8a8c50" style:text-underline-style="solid" style:text-underline-width="auto" style:text-underline-color="font-color"/>
    </style:style>
    <style:style style:name="T4" style:family="text">
      <style:text-properties fo:color="#006000"/>
    </style:style>
    <style:style style:name="T5" style:family="text">
      <style:text-properties fo:color="#006000" officeooo:rsid="001e96e0"/>
    </style:style>
    <style:style style:name="T6" style:family="text">
      <style:text-properties fo:color="#006000" officeooo:rsid="001f8b28"/>
    </style:style>
    <style:style style:name="T7" style:family="text">
      <style:text-properties officeooo:rsid="001ed74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0b00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hat to turn in: </text:span>You should write answers to the reading questions below and be prepared to show them to a NINJA. <text:s/>[optional] For part 3-3 you will send a pull request to Allen and I on GitHub. For Part Four you will turn your code in using GitHub.</text:p>
      <text:p text:style-name="P3"/>
      <text:p text:style-name="P1">Part One: Linux</text:p>
      <text:p text:style-name="P3"/>
      <text:p text:style-name="P5">1)<text:span text:style-name="T2"> </text:span>Answer the following reading questions:<text:line-break/><text:tab/> a) What does grep do?</text:p>
      <text:p text:style-name="P5"><text:span text:style-name="T7">Like a ctrl+F, grep searches a file for a string and prints all matching lines.</text:span></text:p>
      <text:p text:style-name="P3"><text:tab/><text:tab/></text:p>
      <text:p text:style-name="P3"><text:tab/>b) What's the difference between a pipe and a redirect?</text:p>
      <text:p text:style-name="P4">Pipe allows you to redirect to another process while redirect directs the output to a file.</text:p>
      <text:p text:style-name="P3"/>
      <text:p text:style-name="P3"><text:tab/>c) What's so great about plain text?</text:p>
      <text:p text:style-name="P4">You can read it in the terminal and it's compatible across code. It makes it easier to join together many segments of code.</text:p>
      <text:p text:style-name="P4"/>
      <text:p text:style-name="P3"><text:tab/>d) If you <text:span text:style-name="Source_20_Text"><text:span text:style-name="T4">r</text:span></text:span><text:span text:style-name="Source_20_Text"><text:span text:style-name="T5">m </text:span></text:span>a file by accident, how do you get it back?</text:p>
      <text:p text:style-name="P4">You can't. <text:span text:style-name="T8">rm</text:span> doesn't really care if you really needed the file. ):</text:p>
      <text:p text:style-name="P3"/>
      <text:p text:style-name="P3"/>
      <text:p text:style-name="P1">Part Two: Python</text:p>
      <text:p text:style-name="P3"/>
      <text:p text:style-name="P3">2) Read Chapter 2 of Think Python and answer the following questions:</text:p>
      <text:p text:style-name="P3"><text:tab/>a) In script mode, what happens if you put an expression, like <text:span text:style-name="Source_20_Text"><text:span text:style-name="T4">math.sin(math.pi</text:span></text:span><text:span text:style-name="Source_20_Text"><text:span text:style-name="T6">)</text:span></text:span><text:span text:style-name="Source_20_Text"><text:span text:style-name="T4"> </text:span></text:span>on <text:tab/>a line all by itself (without a print statement)?</text:p>
      <text:p text:style-name="P6">It throws an error saying the name 'path' is not defined</text:p>
      <text:p text:style-name="P3"/>
      <text:p text:style-name="P3"><text:tab/>b) What is the value of the expression <text:span text:style-name="Source_20_Text"><text:span text:style-name="T4">1.0 / 2.0 * math.pi</text:span></text:span>? What about <text:span text:style-name="Source_20_Text"><text:span text:style-name="T4">1 / 2 * <text:tab/>math.pi</text:span></text:span>?</text:p>
      <text:p text:style-name="P7">1.0/2.0 * math.pi = 1.5707963267948966</text:p>
      <text:p text:style-name="P7">1/2 * math.pi = 1.5707963267948966</text:p>
      <text:p text:style-name="P3"/>
      <text:p text:style-name="P3"><text:tab/>c) Do Exercise 2.4 (Practice using Python as a calculator). <text:s/>For part 3, consider using Unum.</text:p>
      <text:p text:style-name="P8">1. (4/3)*math.pi*(5**3) = 523.5987755982989</text:p>
      <text:p text:style-name="P8"/>
      <text:p text:style-name="P8">2. 0.6*24.95+3+.75*59 = 62.22</text:p>
      <text:p text:style-name="P8"/>
      <text:p text:style-name="P8">3. 8*60 = 480</text:p>
      <text:p text:style-name="P8">7*60 = 420</text:p>
      <text:p text:style-name="P8">easy=495*s</text:p>
      <text:p text:style-name="P8">tempo=432*s</text:p>
      <text:p text:style-name="P8">easy*2+tempo*3 = 2286 [s]</text:p>
      <text:p text:style-name="P8">2286*s/min = 38.1 []</text:p>
      <text:p text:style-name="P8">.1*60 = 6.0</text:p>
      <text:p text:style-name="P8">time=38*min+6*s</text:p>
      <text:p text:style-name="P3"/>
      <text:p text:style-name="P3">Yo<text:span text:style-name="T9">u</text:span> return home at 7:30:06 am.</text:p>
      <text:p text:style-name="P3"/>
      <text:p text:style-name="P1"/>
      <text:p text:style-name="P1"/>
      <text:p text:style-name="P1"/>
      <text:p text:style-name="P1"><text:soft-page-break/>Part Three: Git</text:p>
      <text:p text:style-name="P1"/>
      <text:p text:style-name="P3">3) Optional: Read <text:a xlink:type="simple" xlink:href="https://github.com/AllenDowney/amgit/blob/master/en/02-git-basics/01-chapter2.markdown">Chapter 2 of Am Git</text:a><text:span text:style-name="T3"> </text:span>and do what it tells you to do. (Note: this exercise will have you contributing to a collaborative writing project that Allen created called the Blair Walden Project.)</text:p>
      <text:p text:style-name="P3"/>
      <text:p text:style-name="P11">When you are done, you should have an account on GitHub, you should have forked and cloned a repo, and you should have sent me a pull request (and you will know what all that means).</text:p>
      <text:p text:style-name="P3">4) Read <text:a xlink:type="simple" xlink:href="https://github.com/AllenDowney/amgit/blob/master/en/03-git-branching/01-chapter3.markdown">Chapter 3 of Am Git</text:a><text:span text:style-name="T3"> </text:span>and answer these questions:</text:p>
      <text:p text:style-name="P3"><text:tab/>a) What is an "untracked" file?</text:p>
      <text:p text:style-name="P9">A file in project folder but not tracked by git.</text:p>
      <text:p text:style-name="P3"><text:tab/>b) Why are files containing object code and executables generally not tracked?</text:p>
      <text:p text:style-name="P9">There's no point tracking files that you can't edit.</text:p>
      <text:p text:style-name="P3"><text:tab/>c) In Git vocabulary, what is a remote?</text:p>
      <text:p text:style-name="P9">Location off of your local hard drive. In our case, remote copies would be sent to GitHub.</text:p>
      <text:p text:style-name="P9"/>
      <text:p text:style-name="P11">5) Start your repo for this class.</text:p>
      <text:list xml:id="list3876154433812868363" text:style-name="L1">
        <text:list-item>
          <text:p text:style-name="P2">On Github, find and fork PaulRuvolo/SoftwareDesign</text:p>
        </text:list-item>
        <text:list-item>
          <text:p text:style-name="P2">Clone a local copy</text:p>
        </text:list-item>
        <text:list-item>
          <text:p text:style-name="P2">Fill in hw2/grid.py with your solution to exercise 3.5 (see part 4).  Don't forget to add your name as author.</text:p>
        </text:list-item>
        <text:list-item>
          <text:p text:style-name="P2">Fill in hw2/fermat.py with your solution to exercise 5.3 (see part 4)</text:p>
        </text:list-item>
        <text:list-item>
          <text:p text:style-name="P2">Fill in hw2/compare.py with your solution to exercise 6.1 (see part 4)</text:p>
        </text:list-item>
        <text:list-item>
          <text:p text:style-name="P10">Push the commit to your repo. Then follow the directions below to add me as a collaborator:</text:p>
        </text:list-item>
      </text:list>
      <text:p text:style-name="P11"><text:a xlink:type="simple" xlink:href="https://help.github.com/articles/how-do-i-add-a-collaborator"><text:span text:style-name="T3">https://help.github.com/articles/how-do-i-add-a-collaborator</text:span></text:a></text:p>
      <text:p text:style-name="P1">Part Four: More Python!</text:p>
      <text:p text:style-name="P3"/>
      <text:p text:style-name="P3">6) Read Chapter 3 of Think Python and answer the following questions:</text:p>
      <text:p text:style-name="P3"><text:tab/>a) What's the difference between a fruitful function and a void function?</text:p>
      <text:p text:style-name="P9">Fruitful function returns some sort of output. Void functions have no output</text:p>
      <text:p text:style-name="P3"><text:tab/>b) What are functions good for anyway?</text:p>
      <text:p text:style-name="P3"/>
      <text:p text:style-name="P3"><text:tab/>c) What are the two forms of the import statement?</text:p>
      <text:p text:style-name="P3"/>
      <text:p text:style-name="P11">7) Do Exercise 3-5 (grid drawing program)</text:p>
      <text:p text:style-name="P11">8) Do Exercise 5-3 (Fermat's last theorem)</text:p>
      <text:p text:style-name="P3">9) Do Exercise 6-1 (compare func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</meta:initial-creator>
    <meta:creation-date>2014-01-28T17:20:07.451491834</meta:creation-date>
    <dc:date>2014-01-28T20:47:00.593809969</dc:date>
    <dc:creator>Sophie </dc:creator>
    <meta:editing-duration>PT3H24M24S</meta:editing-duration>
    <meta:editing-cycles>5</meta:editing-cycles>
    <meta:generator>LibreOffice/4.1.2.3$Linux_X86_64 LibreOffice_project/410m0$Build-3</meta:generator>
    <meta:document-statistic meta:table-count="0" meta:image-count="0" meta:object-count="0" meta:page-count="2" meta:paragraph-count="57" meta:word-count="601" meta:character-count="3347" meta:non-whitespace-character-count="2787"/>
  </office:meta>
</office:document-meta>
</file>